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co20" style:family="table-column">
      <style:table-column-properties fo:break-before="auto" style:column-width="88.41pt"/>
    </style:style>
    <style:style style:name="co21" style:family="table-column">
      <style:table-column-properties fo:break-before="auto" style:column-width="72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1" style:family="table-cell" style:parent-style-name="Default">
      <style:text-properties style:use-window-font-color="true"/>
    </style:style>
    <style:style style:name="ce102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0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0" style:family="table-cell" style:parent-style-name="Default">
      <style:text-properties fo:color="#b85c00"/>
    </style:style>
    <style:style style:name="ce111" style:family="table-cell" style:parent-style-name="Default">
      <style:text-properties fo:color="#355269"/>
    </style:style>
    <style:style style:name="ce11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3" style:family="table-cell" style:parent-style-name="Default">
      <style:map style:condition="cell-content()=0" style:apply-style-name="Bad" style:base-cell-address="Commands.D4"/>
    </style:style>
    <style:style style:name="ce114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15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16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17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18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19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20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21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3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4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7" style:family="table-cell" style:parent-style-name="Default">
      <style:table-cell-properties fo:border-bottom="0.74pt solid #000000" fo:border-left="0.74pt solid #000000" fo:border-right="none" fo:border-top="none"/>
    </style:style>
    <style:style style:name="ce128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29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Commands.D4"/>
    </style:style>
    <style:style style:name="ce130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31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34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35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36" style:family="table-cell" style:parent-style-name="Default">
      <style:table-cell-properties fo:border="none"/>
      <style:text-properties style:font-name="DejaVu Sans Mono"/>
    </style:style>
    <style:style style:name="ce137" style:family="table-cell" style:parent-style-name="Default">
      <style:text-properties style:font-name="DejaVu Sans Mono"/>
    </style:style>
    <style:style style:name="ce138" style:family="table-cell" style:parent-style-name="Default">
      <style:text-properties style:use-window-font-color="true" style:font-name="DejaVu Sans Mono"/>
    </style:style>
    <style:style style:name="ce139" style:family="table-cell" style:parent-style-name="Default">
      <style:table-cell-properties fo:border="none"/>
      <style:text-properties style:use-window-font-color="true" style:font-name="DejaVu Sans Mono"/>
    </style:style>
    <style:style style:name="ce142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45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153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54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55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59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6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173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99">
      <style:map style:condition="cell-content()=1" style:apply-style-name="Bad" style:base-cell-address="Commands.N3"/>
    </style:style>
    <style:style style:name="ce182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8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38" style:family="table-cell" style:parent-style-name="Default">
      <style:table-cell-properties fo:border="none"/>
      <style:text-properties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98" style:family="table-cell" style:parent-style-name="Default">
      <style:table-cell-properties fo:border-bottom="0.74pt solid #000000" fo:border-left="none" fo:border-right="none" fo:border-top="none"/>
    </style:style>
    <style:style style:name="ce99" style:family="table-cell" style:parent-style-name="Default">
      <style:text-properties fo:font-style="italic" style:font-style-asian="italic" style:font-style-complex="italic"/>
    </style:style>
    <style:style style:name="ce189" style:family="table-cell" style:parent-style-name="Default">
      <style:text-properties fo:color="#ff4000"/>
    </style:style>
    <style:style style:name="ce193" style:family="table-cell" style:parent-style-name="Default">
      <style:text-properties fo:color="#8d281e"/>
    </style:style>
    <style:style style:name="ce198" style:family="table-cell" style:parent-style-name="Default">
      <style:table-cell-properties fo:background-color="transparent"/>
      <style:text-properties fo:color="#8d281e"/>
    </style:style>
    <style:style style:name="ce211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12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227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8" style:family="table-cell" style:parent-style-name="Default">
      <style:text-properties style:font-name="DejaVu Sans Mono1" fo:font-size="9pt" style:font-size-asian="9pt" style:font-size-complex="9pt"/>
    </style:style>
    <style:style style:name="ce60" style:family="table-cell" style:parent-style-name="Default">
      <style:map style:condition="cell-content()=0" style:apply-style-name="Bad" style:base-cell-address="'Rough - DCS FA18C'.B2"/>
    </style:style>
    <style:style style:name="ce63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'Rough - DCS FA18C'.B2"/>
    </style:style>
    <style:style style:name="ce68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71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72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7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74" style:family="table-cell" style:parent-style-name="Default" style:data-style-name="N99">
      <style:map style:condition="cell-content()=1" style:apply-style-name="Bad" style:base-cell-address="'Rough - DCS FA18C'.N2"/>
    </style:style>
    <style:style style:name="ce236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map style:condition="cell-content()=0" style:apply-style-name="Bad" style:base-cell-address="'Rough - Elite Dangerous'.B2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78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79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80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8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82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48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89" style:family="table-cell" style:parent-style-name="Default">
      <style:map style:condition="cell-content()=0" style:apply-style-name="Bad" style:base-cell-address="'Scratch - Commands'.D3"/>
    </style:style>
    <style:style style:name="ce90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91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92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9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94" style:family="table-cell" style:parent-style-name="Default" style:data-style-name="N99">
      <style:map style:condition="cell-content()=1" style:apply-style-name="Bad" style:base-cell-address="'Scratch - Commands'.N3"/>
    </style:style>
    <style:style style:name="ce9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order-left="none" fo:border-right="none" fo:border-top="none"/>
    </style:style>
    <style:style style:name="ce97" style:family="table-cell" style:parent-style-name="Default">
      <style:text-properties fo:font-style="italic" style:font-style-asian="italic" style:font-style-complex="italic"/>
    </style:style>
    <style:style style:name="ce100" style:family="table-cell" style:parent-style-name="Default">
      <style:text-properties style:use-window-font-color="true"/>
    </style:style>
    <style:style style:name="ce103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22" style:family="table-cell" style:parent-style-name="Default">
      <style:table-cell-properties fo:border="none"/>
    </style:style>
    <style:style style:name="ce1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>
      <style:text-properties fo:color="#b85c00"/>
    </style:style>
    <style:style style:name="ce150" style:family="table-cell" style:parent-style-name="Default">
      <style:text-properties fo:color="#355269"/>
    </style:style>
    <style:style style:name="ce151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52" style:family="table-cell" style:parent-style-name="Default">
      <style:map style:condition="cell-content()=0" style:apply-style-name="Bad" style:base-cell-address="Commands.D4"/>
    </style:style>
    <style:style style:name="ce15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5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58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61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2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63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4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65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6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7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8" style:family="table-cell" style:parent-style-name="Default">
      <style:table-cell-properties fo:border-bottom="none" fo:border-left="none" fo:border-right="0.74pt solid #000000" fo:border-top="none"/>
    </style:style>
    <style:style style:name="ce169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70" style:family="table-cell" style:parent-style-name="Default">
      <style:table-cell-properties fo:border-bottom="0.74pt solid #000000" fo:border-left="0.74pt solid #000000" fo:border-right="none" fo:border-top="none"/>
    </style:style>
    <style:style style:name="ce171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72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Commands.D4"/>
    </style:style>
    <style:style style:name="ce175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7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80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81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83" style:family="table-cell" style:parent-style-name="Default">
      <style:table-cell-properties fo:border="none"/>
      <style:text-properties style:font-name="DejaVu Sans Mono"/>
    </style:style>
    <style:style style:name="ce184" style:family="table-cell" style:parent-style-name="Default">
      <style:text-properties style:font-name="DejaVu Sans Mono"/>
    </style:style>
    <style:style style:name="ce185" style:family="table-cell" style:parent-style-name="Default">
      <style:text-properties style:use-window-font-color="true" style:font-name="DejaVu Sans Mono"/>
    </style:style>
    <style:style style:name="ce187" style:family="table-cell" style:parent-style-name="Default">
      <style:table-cell-properties fo:border="none"/>
      <style:text-properties style:use-window-font-color="true" style:font-name="DejaVu Sans Mono"/>
    </style:style>
    <style:style style:name="ce188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90" style:family="table-cell" style:parent-style-name="Default">
      <style:table-cell-properties fo:border-bottom="0.74pt solid #000000" fo:border-left="none" fo:border-right="0.74pt solid #000000" fo:border-top="none"/>
    </style:style>
    <style:style style:name="ce191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192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95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9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97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99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20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201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20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99">
      <style:map style:condition="cell-content()=1" style:apply-style-name="Bad" style:base-cell-address="Commands.N3"/>
    </style:style>
    <style:style style:name="ce204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20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6" style:family="table-cell" style:parent-style-name="Default">
      <style:text-properties fo:color="#ff4000"/>
    </style:style>
    <style:style style:name="ce207" style:family="table-cell" style:parent-style-name="Default">
      <style:map style:condition="cell-content()=0" style:apply-style-name="Bad" style:base-cell-address="'Rough - DCS FA18C'.B2"/>
    </style:style>
    <style:style style:name="ce208" style:family="table-cell" style:parent-style-name="Default">
      <style:text-properties fo:color="#8d281e"/>
    </style:style>
    <style:style style:name="ce209" style:family="table-cell" style:parent-style-name="Default">
      <style:table-cell-properties fo:background-color="transparent"/>
      <style:text-properties fo:color="#8d281e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213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14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'Rough - DCS FA18C'.B2"/>
    </style:style>
    <style:style style:name="ce216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217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223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4" style:family="table-cell" style:parent-style-name="Default">
      <style:text-properties style:font-name="DejaVu Sans Mono1" fo:font-size="9pt" style:font-size-asian="9pt" style:font-size-complex="9pt"/>
    </style:style>
    <style:style style:name="ce225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226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22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230" style:family="table-cell" style:parent-style-name="Default" style:data-style-name="N99">
      <style:map style:condition="cell-content()=1" style:apply-style-name="Bad" style:base-cell-address="'Rough - DCS FA18C'.N2"/>
    </style:style>
    <style:style style:name="ce231" style:family="table-cell" style:parent-style-name="Default">
      <style:map style:condition="cell-content()=0" style:apply-style-name="Bad" style:base-cell-address="'Rough - Elite Dangerous'.B2"/>
    </style:style>
    <style:style style:name="ce23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23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235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237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23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239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1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map style:condition="cell-content()=0" style:apply-style-name="Bad" style:base-cell-address="'Scratch - Commands'.D3"/>
    </style:style>
    <style:style style:name="ce247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249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250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25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252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9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style-asian="normal" style:font-weight-asian="bold" style:font-style-complex="normal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8d281e"/>
    </style:style>
    <style:style style:name="T13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DejaVu Sans Mono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font-name-asian="Microsoft Ya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1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32" style:family="text">
      <style:text-properties fo:font-weight="normal" style:text-underline-style="none" style:text-underline-color="font-color" style:font-weight-asian="normal" style:font-weight-complex="normal"/>
    </style:style>
    <style:style style:name="T33" style:family="text">
      <style:text-properties fo:color="#8d281e"/>
    </style:style>
    <style:style style:name="T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5" style:family="text">
      <style:text-properties fo:font-style="normal" style:font-style-asian="normal" style:font-style-complex="normal" style:font-weight-asian="bold" style:font-weight-complex="bold"/>
    </style:style>
    <style:style style:name="T36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weight-complex="normal" style:font-weight-asian="normal" style:font-size-complex="8pt" style:font-size-asian="8pt" style:font-name-complex="Mangal" fo:font-weight="norm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/>
    </style:style>
    <style:style style:name="T37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size-complex="8pt" style:font-size-asian="8pt" style:font-name-complex="Mang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 fo:font-weight="bold" style:font-weight-asian="bold" style:font-weight-complex="bold"/>
    </style:style>
    <style:style style:name="T38" style:family="text">
      <style:text-properties style:font-name-complex="Mangal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39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40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41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42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bold" style:font-weight-asian="bold" style:font-weight-complex="bold"/>
    </style:style>
    <style:style style:name="T43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44" style:family="text">
      <style:text-properties fo:font-weight="normal" style:font-name-complex="Mangal" style:text-underline-style="none" style:text-underline-color="font-color" style:language-complex="hi" style:country-complex="IN" style:text-line-through-type="none" fo:font-style="normal" style:text-outline="false" fo:text-shadow="none" style:text-line-through-mode="continuous" fo:language="en" fo:country="US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name-asian="Microsoft YaHei" style:text-overline-style="none" style:text-overline-color="font-color" style:font-size-asian="10pt"/>
    </style:style>
    <style:style style:name="T45" style:family="text">
      <style:text-properties fo:font-weight="normal"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weight-complex="normal" style:font-weight-asian="normal" style:font-name-asian="Microsoft YaHei" style:text-overline-style="none" style:text-overline-color="font-color" fo:font-style="italic" style:font-size-asian="8pt" style:font-size-complex="8pt" style:font-style-asian="italic" style:font-style-complex="italic"/>
    </style:style>
    <style:style style:name="T46" style:family="text">
      <style:text-properties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name-asian="Microsoft YaHei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47" style:family="text">
      <style:text-properties style:language-asian="zh" style:country-asian="CN" style:language-complex="hi" style:country-complex="IN" style:font-name="Liberation Sans" fo:font-size="1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-asian="Microsoft YaHei" style:font-name-complex="Mangal" style:font-relief="none"/>
    </style:style>
    <style:style style:name="T48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fo:font-weight="normal" style:text-emphasize="none" style:font-weight-complex="normal" style:font-weight-asian="normal" style:text-overline-style="none" style:text-overline-color="font-color" style:font-name-asian="Microsoft YaHei" style:font-name-complex="Mangal" style:font-relief="none" style:font-name="DejaVu Sans Mono" fo:font-size="8pt" style:font-style-asian="italic" style:font-size-complex="8pt" style:font-size-asian="8pt" fo:font-style="italic" style:font-style-complex="italic"/>
    </style:style>
    <style:style style:name="T49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style:text-emphasize="none" style:text-overline-style="none" style:text-overline-color="font-color" style:font-name-asian="Microsoft YaHei" style:font-name-complex="Mangal" style:font-relief="none" style:font-name="DejaVu Sans Mono" fo:font-size="8pt" style:font-size-complex="8pt" style:font-size-asian="8pt" fo:font-weight="bold" fo:font-style="normal" style:font-weight-asian="bold" style:font-weight-complex="bold" style:font-style-asian="normal" style:font-style-complex="normal"/>
    </style:style>
    <style:style style:name="T50" style:family="text">
      <style:text-properties style:text-overline-style="none" style:text-overline-color="font-color" style:font-name="Liberation Sans" style:font-relief="none" style:text-emphasize="none" style:font-style-complex="italic" style:font-style-asian="italic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normal" fo:font-size="10pt"/>
    </style:style>
    <style:style style:name="T51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fo:font-size="10pt" fo:font-style="normal" style:font-style-asian="normal" style:font-style-complex="normal"/>
    </style:style>
    <style:style style:name="T5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/>
    </style:style>
    <style:style style:name="T53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9"/>
        <table:table-column table:style-name="co6" table:default-cell-style-name="ce183"/>
        <table:table-column table:style-name="co7" table:default-cell-style-name="ce183"/>
        <table:table-column table:style-name="co7" table:default-cell-style-name="ce188"/>
        <table:table-column table:style-name="co7" table:number-columns-repeated="3" table:default-cell-style-name="Default"/>
        <table:table-column table:style-name="co7" table:default-cell-style-name="ce168"/>
        <table:table-column table:style-name="co8" table:number-columns-repeated="2" table:default-cell-style-name="ce122"/>
        <table:table-column table:style-name="co8" table:default-cell-style-name="ce168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95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122"/>
          <table:covered-table-cell table:number-columns-repeated="4"/>
          <table:table-cell table:style-name="ce95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122"/>
          <table:covered-table-cell/>
          <table:table-cell table:style-name="ce194" office:value-type="string" calcext:value-type="string" table:number-columns-spanned="7" table:number-rows-spanned="1">
            <text:p>Discrepancy</text:p>
          </table:table-cell>
          <table:covered-table-cell table:style-name="ce194"/>
          <table:covered-table-cell table:style-name="ce95"/>
          <table:covered-table-cell table:style-name="ce202"/>
          <table:covered-table-cell table:number-columns-repeated="3" table:style-name="ce205"/>
          <table:table-cell table:style-name="ce122" table:number-columns-repeated="45"/>
        </table:table-row>
        <table:table-row table:style-name="ro1">
          <table:table-cell table:style-name="ce96" office:value-type="string" calcext:value-type="string">
            <text:p>Category</text:p>
          </table:table-cell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Variant</text:p>
          </table:table-cell>
          <table:table-cell table:style-name="ce96" office:value-type="string" calcext:value-type="string">
            <text:p>Signaling Keybind</text:p>
          </table:table-cell>
          <table:table-cell table:style-name="ce170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Present</text:p>
          </table:table-cell>
          <table:table-cell table:style-name="ce96" office:value-type="string" calcext:value-type="string">
            <text:p>Missing</text:p>
          </table:table-cell>
          <table:table-cell table:style-name="ce190" office:value-type="string" calcext:value-type="string">
            <text:p>Degrade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96" office:value-type="string" calcext:value-type="string">
            <text:p>MFD</text:p>
          </table:table-cell>
          <table:table-cell table:style-name="ce96" table:number-columns-repeated="45"/>
        </table:table-row>
        <table:table-row table:style-name="ro2">
          <table:table-cell table:style-name="ce97" office:value-type="string" calcext:value-type="string">
            <text:p>Direction</text:p>
          </table:table-cell>
          <table:table-cell table:style-name="ce126" office:value-type="string" calcext:value-type="string">
            <text:p>Pitch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X_AXIS</text:p>
          </table:table-cell>
          <table:table-cell table:style-name="ce171" office:value-type="string" calcext:value-type="string">
            <text:p>ST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97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00" table:formula="of:=AND(ISBLANK([.$E4]);NOT(ISBLANK([.$I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ST-X</text:p>
          </table:table-cell>
          <table:table-cell table:style-name="ce171" office:value-type="string" calcext:value-type="string">
            <text:p>ST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97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00" table:formula="of:=AND(ISBLANK([.$E5]);NOT(ISBLANK([.$I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Roll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Y_AXIS</text:p>
          </table:table-cell>
          <table:table-cell table:style-name="ce171" office:value-type="string" calcext:value-type="string">
            <text:p>ST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97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00" table:formula="of:=AND(ISBLANK([.$E7]);NOT(ISBLANK([.$I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text:p>ST-Y</text:p>
          </table:table-cell>
          <table:table-cell table:style-name="ce171" office:value-type="string" calcext:value-type="string">
            <text:p>ST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97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00" table:formula="of:=AND(ISBLANK([.$E8]);NOT(ISBLANK([.$I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Yaw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Z_AXIS</text:p>
          </table:table-cell>
          <table:table-cell table:style-name="ce171" office:value-type="string" calcext:value-type="string">
            <text:p>ST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97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200" table:formula="of:=AND(ISBLANK([.$E10]);NOT(ISBLANK([.$I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6" office:value-type="string" calcext:value-type="string">
            <text:p>ST-Z</text:p>
          </table:table-cell>
          <table:table-cell table:style-name="ce171" office:value-type="string" calcext:value-type="string">
            <text:p>ST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97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00" table:formula="of:=AND(ISBLANK([.$E11]);NOT(ISBLANK([.$I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Thrust</text:p>
          </table:table-cell>
          <table:table-cell table:style-name="ce126" office:value-type="string" calcext:value-type="string">
            <text:p>Forward/Backward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SLIDER_AXIS</text:p>
            <text:p>DX_THROTTLE_AXIS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97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200" table:formula="of:=AND(ISBLANK([.$E13]);NOT(ISBLANK([.$I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DX_SLIDER_AXIS</text:p>
            <text:p>DX_THROTTLE_AXIS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97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00" table:formula="of:=AND(ISBLANK([.$E14]);NOT(ISBLANK([.$I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Afterburner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boost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a</text:p>
          </table:table-cell>
          <table:table-cell table:style-name="ce171" office:value-type="string" calcext:value-type="string">
            <text:p>T16KJG_<text:span text:style-name="T4">TH-6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97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00" table:formula="of:=AND(ISBLANK([.$E16]);NOT(ISBLANK([.$I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H-Z</text:p>
            <text:p>-56%? - T16KTR_TH-Z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97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200" table:formula="of:=AND(ISBLANK([.$E17]);NOT(ISBLANK([.$I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26" office:value-type="string" calcext:value-type="string">
            <text:p>Left/Righ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XROT_AXIS</text:p>
          </table:table-cell>
          <table:table-cell table:style-name="ce172" office:value-type="string" calcext:value-type="string">
            <text:p>TH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97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200" table:formula="of:=AND(ISBLANK([.$E19]);NOT(ISBLANK([.$I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Up/Down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YROT_AXIS</text:p>
          </table:table-cell>
          <table:table-cell table:style-name="ce172" office:value-type="string" calcext:value-type="string">
            <text:p>TH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97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200" table:formula="of:=AND(ISBLANK([.$E21]);NOT(ISBLANK([.$I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Trim</text:p>
          </table:table-cell>
          <table:table-cell table:style-name="ce126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BREAK – Cycle, 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UP</text:p>
          </table:table-cell>
          <table:table-cell table:style-name="ce171" office:value-type="string" calcext:value-type="string">
            <text:p>Primary U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97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200" table:formula="of:=AND(ISBLANK([.$E23]);NOT(ISBLANK([.$I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Trim Elevator PUSH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;</text:p>
          </table:table-cell>
          <table:table-cell table:style-name="ce171" office:value-type="string" calcext:value-type="string">
            <text:p>Primary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97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200" table:formula="of:=AND(ISBLANK([.$E24]);NOT(ISBLANK([.$I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Down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BREAK – Cycle, </text:span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DOWN</text:p>
          </table:table-cell>
          <table:table-cell table:style-name="ce171" office:value-type="string" calcext:value-type="string">
            <text:p>Primary D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97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200" table:formula="of:=AND(ISBLANK([.$E26]);NOT(ISBLANK([.$I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Trim Elevator PULL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.</text:p>
          </table:table-cell>
          <table:table-cell table:style-name="ce171" office:value-type="string" calcext:value-type="string">
            <text:p>Primary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97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200" table:formula="of:=AND(ISBLANK([.$E27]);NOT(ISBLANK([.$I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Lef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BREAK – Cycle, </text:span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LEFT</text:p>
          </table:table-cell>
          <table:table-cell table:style-name="ce171" office:value-type="string" calcext:value-type="string">
            <text:p>Primary L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97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200" table:formula="of:=AND(ISBLANK([.$E29]);NOT(ISBLANK([.$I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ileron Trim Left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,</text:p>
          </table:table-cell>
          <table:table-cell table:style-name="ce171" office:value-type="string" calcext:value-type="string">
            <text:p>Primary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97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200" table:formula="of:=AND(ISBLANK([.$E30]);NOT(ISBLANK([.$I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Righ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BREAK – Cycle, </text:span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RIGHT</text:p>
          </table:table-cell>
          <table:table-cell table:style-name="ce171" office:value-type="string" calcext:value-type="string">
            <text:p>Primary R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97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200" table:formula="of:=AND(ISBLANK([.$E32]);NOT(ISBLANK([.$I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ileron Trim Right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/</text:p>
          </table:table-cell>
          <table:table-cell table:style-name="ce171" office:value-type="string" calcext:value-type="string">
            <text:p>Primary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97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200" table:formula="of:=AND(ISBLANK([.$E33]);NOT(ISBLANK([.$I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Weapons</text:p>
          </table:table-cell>
          <table:table-cell table:style-name="ce126" office:value-type="string" calcext:value-type="string">
            <text:p>Primary Fi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1</text:p>
          </table:table-cell>
          <table:table-cell table:style-name="ce171" office:value-type="string" calcext:value-type="string">
            <text:p>ST-1 [O_*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97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200" table:formula="of:=AND(ISBLANK([.$E35]);NOT(ISBLANK([.$I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Primary Fire Cycl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1 , DXHATDOWN</text:p>
          </table:table-cell>
          <table:table-cell table:style-name="ce171" office:value-type="string" calcext:value-type="string">
            <text:p>ST-1 [I_*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97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200" table:formula="of:=AND(ISBLANK([.$E36]);NOT(ISBLANK([.$I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SPC</text:p>
          </table:table-cell>
          <table:table-cell table:style-name="ce171" office:value-type="string" calcext:value-type="string">
            <text:p>ST-1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97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200" table:formula="of:=AND(ISBLANK([.$E37]);NOT(ISBLANK([.$I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 Fi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2</text:p>
          </table:table-cell>
          <table:table-cell table:style-name="ce171" office:value-type="string" calcext:value-type="string">
            <text:p>ST-2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97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200" table:formula="of:=AND(ISBLANK([.$E39]);NOT(ISBLANK([.$I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0" table:number-columns-repeated="2"/>
          <table:table-cell table:style-name="ce150" office:value-type="string" calcext:value-type="string">
            <text:p>DCS – FA18C</text:p>
          </table:table-cell>
          <table:table-cell table:style-name="ce158" office:value-type="string" calcext:value-type="string">
            <text:p>R_ALT SPC</text:p>
          </table:table-cell>
          <table:table-cell table:style-name="ce175" office:value-type="string" calcext:value-type="string">
            <text:p>ST-2 [O_M]</text:p>
          </table:table-cell>
          <table:table-cell table:style-name="ce185"/>
          <table:table-cell table:style-name="ce187"/>
          <table:table-cell table:style-name="ce191"/>
          <table:table-cell table:style-name="ce100" office:value-type="string" calcext:value-type="string">
            <text:p>+</text:p>
          </table:table-cell>
          <table:table-cell table:style-name="ce100" table:number-columns-repeated="2"/>
          <table:table-cell table:style-name="ce192"/>
          <table:table-cell table:style-name="ce19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199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201" table:formula="of:=AND(ISBLANK([.$E40]);NOT(ISBLANK([.$I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00" table:number-columns-repeated="45"/>
        </table:table-row>
        <table:table-row table:style-name="ro2">
          <table:table-cell table:style-name="ce97" office:value-type="string" calcext:value-type="string">
            <text:p>Countermeasures</text:p>
          </table:table-cell>
          <table:table-cell table:style-name="ce126" office:value-type="string" calcext:value-type="string">
            <text:p>Fla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[Shield] Cool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 , LSHIFT e</text:p>
          </table:table-cell>
          <table:table-cell table:style-name="ce171" office:value-type="string" calcext:value-type="string">
            <text:p>ST-3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97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200" table:formula="of:=AND(ISBLANK([.$E42]);NOT(ISBLANK([.$I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ol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SHIFT e</text:p>
          </table:table-cell>
          <table:table-cell table:style-name="ce171" office:value-type="string" calcext:value-type="string">
            <text:p>ST-3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97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200" table:formula="of:=AND(ISBLANK([.$E43]);NOT(ISBLANK([.$I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hield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</text:p>
          </table:table-cell>
          <table:table-cell table:style-name="ce171" office:value-type="string" calcext:value-type="string">
            <text:p>ST-3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97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200" table:formula="of:=AND(ISBLANK([.$E44]);NOT(ISBLANK([.$I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d</text:p>
          </table:table-cell>
          <table:table-cell table:style-name="ce171" office:value-type="string" calcext:value-type="string">
            <text:p>ST-3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97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200" table:formula="of:=AND(ISBLANK([.$E45]);NOT(ISBLANK([.$I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CTL `</text:p>
          </table:table-cell>
          <table:table-cell table:style-name="ce171" office:value-type="string" calcext:value-type="string">
            <text:p>ST-3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97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200" table:formula="of:=AND(ISBLANK([.$E46]);NOT(ISBLANK([.$I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waypoint designate (MDI button 14)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1" office:value-type="string" calcext:value-type="string">
            <text:p>ST-3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97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200" table:formula="of:=AND(ISBLANK([.$E47]);NOT(ISBLANK([.$I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<text:span text:style-name="T29">waypoint next (MDI button 12)</text:span>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x</text:p>
          </table:table-cell>
          <table:table-cell table:style-name="ce171" office:value-type="string" calcext:value-type="string">
            <text:p>ST-3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97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200" table:formula="of:=AND(ISBLANK([.$E48]);NOT(ISBLANK([.$I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Chaff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<text:span text:style-name="T29">[</text:span>Depart, Menu Nest] Countermeasur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<text:span text:style-name="T29">DX4 , </text:span>L_ALT j</text:p>
          </table:table-cell>
          <table:table-cell table:style-name="ce171" office:value-type="string" calcext:value-type="string">
            <text:p>ST-4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97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200" table:formula="of:=AND(ISBLANK([.$E50]);NOT(ISBLANK([.$I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untermeasur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4</text:p>
          </table:table-cell>
          <table:table-cell table:style-name="ce171" office:value-type="string" calcext:value-type="string">
            <text:p>ST-4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97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200" table:formula="of:=AND(ISBLANK([.$E51]);NOT(ISBLANK([.$I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[Menu Nest] Depart (HighWake)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j</text:p>
          </table:table-cell>
          <table:table-cell table:style-name="ce171" office:value-type="string" calcext:value-type="string">
            <text:p>ST-4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97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200" table:formula="of:=AND(ISBLANK([.$E52]);NOT(ISBLANK([.$I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OVERLOAD</text:span></text:p>
            <text:p><text:span text:style-name="T29">[SRV Handbrake] </text:span>LowWak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j</text:p>
          </table:table-cell>
          <table:table-cell table:style-name="ce171" office:value-type="string" calcext:value-type="string">
            <text:p>ST-4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97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200" table:formula="of:=AND(ISBLANK([.$E53]);NOT(ISBLANK([.$I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e</text:p>
          </table:table-cell>
          <table:table-cell table:style-name="ce171" office:value-type="string" calcext:value-type="string">
            <text:p>ST-4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97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200" table:formula="of:=AND(ISBLANK([.$E54]);NOT(ISBLANK([.$I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even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</text:p>
          </table:table-cell>
          <table:table-cell table:style-name="ce171" office:value-type="string" calcext:value-type="string">
            <text:p>ST-4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97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200" table:formula="of:=AND(ISBLANK([.$E55]);NOT(ISBLANK([.$I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Cycle</text:p>
          </table:table-cell>
          <table:table-cell table:style-name="ce126" office:value-type="string" calcext:value-type="string">
            <text:p>primary+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UP</text:p>
          </table:table-cell>
          <table:table-cell table:style-name="ce171" office:value-type="string" calcext:value-type="string">
            <text:p>Primary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97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200" table:formula="of:=AND(ISBLANK([.$E57]);NOT(ISBLANK([.$I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Gu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x</text:p>
          </table:table-cell>
          <table:table-cell table:style-name="ce171" office:value-type="string" calcext:value-type="string">
            <text:p>Primary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97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200" table:formula="of:=AND(ISBLANK([.$E58]);NOT(ISBLANK([.$I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primary-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D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DOWN</text:p>
          </table:table-cell>
          <table:table-cell table:style-name="ce171" office:value-type="string" calcext:value-type="string">
            <text:p>Primary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97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200" table:formula="of:=AND(ISBLANK([.$E60]);NOT(ISBLANK([.$I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arrow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w</text:p>
          </table:table-cell>
          <table:table-cell table:style-name="ce171" office:value-type="string" calcext:value-type="string">
            <text:p>Primary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97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200" table:formula="of:=AND(ISBLANK([.$E61]);NOT(ISBLANK([.$I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+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RIGHT</text:p>
          </table:table-cell>
          <table:table-cell table:style-name="ce171" office:value-type="string" calcext:value-type="string">
            <text:p>Primary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97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200" table:formula="of:=AND(ISBLANK([.$E63]);NOT(ISBLANK([.$I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idewind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s</text:p>
          </table:table-cell>
          <table:table-cell table:style-name="ce171" office:value-type="string" calcext:value-type="string">
            <text:p>Primary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97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200" table:formula="of:=AND(ISBLANK([.$E64]);NOT(ISBLANK([.$I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-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LEFT</text:p>
          </table:table-cell>
          <table:table-cell table:style-name="ce171" office:value-type="string" calcext:value-type="string">
            <text:p>Primary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97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200" table:formula="of:=AND(ISBLANK([.$E66]);NOT(ISBLANK([.$I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MRAAM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d</text:p>
          </table:table-cell>
          <table:table-cell table:style-name="ce171" office:value-type="string" calcext:value-type="string">
            <text:p>Primary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97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200" table:formula="of:=AND(ISBLANK([.$E67]);NOT(ISBLANK([.$I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AutoTargets</text:p>
          </table:table-cell>
          <table:table-cell table:style-name="ce126"/>
          <table:table-cell table:number-columns-repeated="2"/>
          <table:table-cell table:style-name="ce177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hostile+</text:p>
          </table:table-cell>
          <table:table-cell/>
          <table:table-cell table:style-name="ce162" office:value-type="string" calcext:value-type="string">
            <text:p>h</text:p>
          </table:table-cell>
          <table:table-cell table:style-name="ce177" office:value-type="string" calcext:value-type="string">
            <text:p><text:span text:style-name="T9">Throttle-Paddle O_M </text:span><text:span text:style-name="T3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[</text:p>
          </table:table-cell>
          <table:table-cell table:style-name="ce178" office:value-type="string" calcext:value-type="string">
            <text:p><text:span text:style-name="T11">Throttle-Paddle O_M </text:span><text:span text:style-name="T35">L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97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200" table:formula="of:=AND(ISBLANK([.$E70]);NOT(ISBLANK([.$I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=</text:p>
          </table:table-cell>
          <table:table-cell table:style-name="ce178" office:value-type="string" calcext:value-type="string">
            <text:p><text:span text:style-name="T11">Throttle-Paddle O_M </text:span><text:span text:style-name="T35">L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97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200" table:formula="of:=AND(ISBLANK([.$E71]);NOT(ISBLANK([.$I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hostile-</text:p>
          </table:table-cell>
          <table:table-cell/>
          <table:table-cell table:style-name="ce162" office:value-type="string" calcext:value-type="string">
            <text:p>L_SHIFT h</text:p>
          </table:table-cell>
          <table:table-cell table:style-name="ce177" office:value-type="string" calcext:value-type="string">
            <text:p><text:span text:style-name="T9">Throttle-Paddle O_M </text:span><text:span text:style-name="T3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]</text:p>
          </table:table-cell>
          <table:table-cell table:style-name="ce178" office:value-type="string" calcext:value-type="string">
            <text:p>Throttle-Paddle O_M R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97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200" table:formula="of:=AND(ISBLANK([.$E73]);NOT(ISBLANK([.$I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-</text:p>
          </table:table-cell>
          <table:table-cell table:style-name="ce178" office:value-type="string" calcext:value-type="string">
            <text:p><text:span text:style-name="T11">Throttle-Paddle O_M </text:span><text:span text:style-name="T35">R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97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200" table:formula="of:=AND(ISBLANK([.$E74]);NOT(ISBLANK([.$I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scort+</text:p>
          </table:table-cell>
          <table:table-cell table:number-columns-repeated="2"/>
          <table:table-cell table:style-name="ce177" office:value-type="string" calcext:value-type="string">
            <text:p><text:span text:style-name="T9">Throttle-Paddle O_U </text:span><text:span text:style-name="T3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scort-</text:p>
          </table:table-cell>
          <table:table-cell table:number-columns-repeated="2"/>
          <table:table-cell table:style-name="ce177" office:value-type="string" calcext:value-type="string">
            <text:p><text:span text:style-name="T9">Throttle-Paddle O_U </text:span><text:span text:style-name="T3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target+</text:p>
          </table:table-cell>
          <table:table-cell/>
          <table:table-cell table:style-name="ce162" office:value-type="string" calcext:value-type="string">
            <text:p>t</text:p>
          </table:table-cell>
          <table:table-cell table:style-name="ce177" office:value-type="string" calcext:value-type="string">
            <text:p><text:span text:style-name="T9">Throttle-Paddle I_M </text:span><text:span text:style-name="T3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t</text:p>
          </table:table-cell>
          <table:table-cell table:style-name="ce171" office:value-type="string" calcext:value-type="string">
            <text:p>Throttle-Paddle I_M L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97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200" table:formula="of:=AND(ISBLANK([.$E78]);NOT(ISBLANK([.$I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target-</text:p>
          </table:table-cell>
          <table:table-cell/>
          <table:table-cell table:style-name="ce162" office:value-type="string" calcext:value-type="string">
            <text:p>L_SHIFT t</text:p>
          </table:table-cell>
          <table:table-cell table:style-name="ce177" office:value-type="string" calcext:value-type="string">
            <text:p><text:span text:style-name="T9">Throttle-Paddle I_M </text:span><text:span text:style-name="T3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SHIFT t</text:p>
          </table:table-cell>
          <table:table-cell table:style-name="ce171" office:value-type="string" calcext:value-type="string">
            <text:p>Throttle-Paddle I_M L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97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200" table:formula="of:=AND(ISBLANK([.$E80]);NOT(ISBLANK([.$I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cargo+</text:p>
          </table:table-cell>
          <table:table-cell/>
          <table:table-cell table:style-name="ce162" office:value-type="string" calcext:value-type="string">
            <text:p>u</text:p>
          </table:table-cell>
          <table:table-cell table:style-name="ce177" office:value-type="string" calcext:value-type="string">
            <text:p><text:span text:style-name="T9">Throttle-Paddle I_D </text:span><text:span text:style-name="T3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cargo+</text:p>
          </table:table-cell>
          <table:table-cell/>
          <table:table-cell table:style-name="ce162" office:value-type="string" calcext:value-type="string">
            <text:p>L_SHIFT u</text:p>
          </table:table-cell>
          <table:table-cell table:style-name="ce177" office:value-type="string" calcext:value-type="string">
            <text:p><text:span text:style-name="T9">Throttle-Paddle I_D </text:span><text:span text:style-name="T3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 office:value-type="string" calcext:value-type="string">
            <text:p>Comm</text:p>
          </table:table-cell>
          <table:table-cell table:style-name="ce126" office:value-type="string" calcext:value-type="string">
            <text:p>Radio</text:p>
          </table:table-cell>
          <table:table-cell table:number-columns-repeated="2"/>
          <table:table-cell table:style-name="ce177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1 (Left/Top/VHF-AM) 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97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200" table:formula="of:=AND(ISBLANK([.$E84]);NOT(ISBLANK([.$I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W/In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ALT RARROW</text:p>
          </table:table-cell>
          <table:table-cell table:style-name="ce171" office:value-type="string" calcext:value-type="string">
            <text:p>Comm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97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200" table:formula="of:=AND(ISBLANK([.$E85]);NOT(ISBLANK([.$I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29">1 (Left/Top/VHF-AM</text:span>) 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97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200" table:formula="of:=AND(ISBLANK([.$E86]);NOT(ISBLANK([.$I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CW/De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ALT LARROW</text:p>
          </table:table-cell>
          <table:table-cell table:style-name="ce171" office:value-type="string" calcext:value-type="string">
            <text:p>Comm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97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200" table:formula="of:=AND(ISBLANK([.$E87]);NOT(ISBLANK([.$I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0">1 (Left/Top/VHF-AM) </text:span><text:span text:style-name="T4">Switch/PTT</text:span></text:p>
          </table:table-cell>
          <table:table-cell/>
          <table:table-cell table:style-name="ce161" office:value-type="string" calcext:value-type="string">
            <text:p>DX21</text:p>
          </table:table-cell>
          <table:table-cell table:style-name="ce179" office:value-type="string" calcext:value-type="string">
            <text:p>Comm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97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200" table:formula="of:=AND(ISBLANK([.$E88]);NOT(ISBLANK([.$I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Menu – Left Radio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R_ALT \</text:p>
          </table:table-cell>
          <table:table-cell table:style-name="ce171" office:value-type="string" calcext:value-type="string">
            <text:p>Comm R [O_U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97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200" table:formula="of:=AND(ISBLANK([.$E89]);NOT(ISBLANK([.$I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2 (Right/Bottom/VHF-FM) 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97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200" table:formula="of:=AND(ISBLANK([.$E90]);NOT(ISBLANK([.$I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W/In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CTL RARROW</text:p>
          </table:table-cell>
          <table:table-cell table:style-name="ce171" office:value-type="string" calcext:value-type="string">
            <text:p>Comm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97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200" table:formula="of:=AND(ISBLANK([.$E91]);NOT(ISBLANK([.$I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29">2 (Right/Bottom/VHF-FM</text:span>) 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97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200" table:formula="of:=AND(ISBLANK([.$E92]);NOT(ISBLANK([.$I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CW/De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CTL LARROW</text:p>
          </table:table-cell>
          <table:table-cell table:style-name="ce171" office:value-type="string" calcext:value-type="string">
            <text:p>Comm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97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200" table:formula="of:=AND(ISBLANK([.$E93]);NOT(ISBLANK([.$I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0">2 (Right/Bottom/VHF-FM) </text:span><text:span text:style-name="T4">Switch/PTT</text:span></text:p>
          </table:table-cell>
          <table:table-cell/>
          <table:table-cell table:style-name="ce161" office:value-type="string" calcext:value-type="string">
            <text:p>DX22</text:p>
          </table:table-cell>
          <table:table-cell table:style-name="ce179" office:value-type="string" calcext:value-type="string">
            <text:p>Comm R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97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200" table:formula="of:=AND(ISBLANK([.$E94]);NOT(ISBLANK([.$I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Menu – Right Radio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R_CTL \</text:p>
          </table:table-cell>
          <table:table-cell table:style-name="ce171" office:value-type="string" calcext:value-type="string">
            <text:p>Comm R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97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200" table:formula="of:=AND(ISBLANK([.$E95]);NOT(ISBLANK([.$I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29">3 (Center/UHF) </text:span>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97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200" table:formula="of:=AND(ISBLANK([.$E96]);NOT(ISBLANK([.$I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29">3 (Center/UHF) </text:span>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97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200" table:formula="of:=AND(ISBLANK([.$E97]);NOT(ISBLANK([.$I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0">3 (Center/UHF) </text:span><text:span text:style-name="T4">Switch/PTT</text:span></text:p>
          </table:table-cell>
          <table:table-cell/>
          <table:table-cell table:style-name="ce157" office:value-type="string" calcext:value-type="string">
            <text:p>DX23</text:p>
          </table:table-cell>
          <table:table-cell table:style-name="ce179" office:value-type="string" calcext:value-type="string">
            <text:p>Comm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97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200" table:formula="of:=AND(ISBLANK([.$E98]);NOT(ISBLANK([.$I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4">Selected</text:span> PTT</text:p>
          </table:table-cell>
          <table:table-cell table:style-name="ce149"/>
          <table:table-cell table:style-name="ce157" office:value-type="string" calcext:value-type="string">
            <text:p>DX24</text:p>
          </table:table-cell>
          <table:table-cell table:style-name="ce179" office:value-type="string" calcext:value-type="string">
            <text:p>Comm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97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200" table:formula="of:=AND(ISBLANK([.$E99]);NOT(ISBLANK([.$I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 built-in voice</text:p>
          </table:table-cell>
          <table:table-cell table:style-name="ce149" office:value-type="string" calcext:value-type="string">
            <text:p>Elite Dangerous</text:p>
          </table:table-cell>
          <table:table-cell table:style-name="ce164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71" office:value-type="string" calcext:value-type="string">
            <text:p>Comm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97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200" table:formula="of:=AND(ISBLANK([.$E100]);NOT(ISBLANK([.$I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(Selected) Comm Menu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\</text:p>
          </table:table-cell>
          <table:table-cell table:style-name="ce171" office:value-type="string" calcext:value-type="string">
            <text:p>Comm L [O_M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97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200" table:formula="of:=AND(ISBLANK([.$E101]);NOT(ISBLANK([.$I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Special/Magic/built-in-voice(sim)</text:p>
          </table:table-cell>
          <table:table-cell/>
          <table:table-cell table:style-name="ce157" office:value-type="string" calcext:value-type="string">
            <text:p>DX26</text:p>
          </table:table-cell>
          <table:table-cell table:style-name="ce179" office:value-type="string" calcext:value-type="string">
            <text:p>Comm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97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200" table:formula="of:=AND(ISBLANK([.$E102]);NOT(ISBLANK([.$I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Ground/Intercom</text:p>
          </table:table-cell>
          <table:table-cell/>
          <table:table-cell table:style-name="ce157" office:value-type="string" calcext:value-type="string">
            <text:p>DX25</text:p>
          </table:table-cell>
          <table:table-cell table:style-name="ce179" office:value-type="string" calcext:value-type="string">
            <text:p>Comm L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97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200" table:formula="of:=AND(ISBLANK([.$E103]);NOT(ISBLANK([.$I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Aux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49"/>
          <table:table-cell table:style-name="ce165" office:value-type="string" calcext:value-type="string">
            <text:p>DX32</text:p>
          </table:table-cell>
          <table:table-cell table:style-name="ce179" office:value-type="string" calcext:value-type="string">
            <text:p>T16KJG_<text:span text:style-name="T4">TH-2</text:span> [O_<text:span text:style-name="T4">M</text:span>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97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200" table:formula="of:=AND(ISBLANK([.$E105]);NOT(ISBLANK([.$I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1">Whisper</text:span> PTT</text:p>
          </table:table-cell>
          <table:table-cell table:style-name="ce149"/>
          <table:table-cell table:style-name="ce165" office:value-type="string" calcext:value-type="string">
            <text:p>DX30, F22</text:p>
          </table:table-cell>
          <table:table-cell table:style-name="ce179" office:value-type="string" calcext:value-type="string">
            <text:p>T16KJG_<text:span text:style-name="T4">TH-2</text:span>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97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200" table:formula="of:=AND(ISBLANK([.$E106]);NOT(ISBLANK([.$I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66" office:value-type="string" calcext:value-type="string">
            <text:p>_</text:p>
          </table:table-cell>
          <table:table-cell table:style-name="ce179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97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200" table:formula="of:=AND(ISBLANK([.$E107]);NOT(ISBLANK([.$I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31">Team</text:span> PTT</text:p>
          </table:table-cell>
          <table:table-cell table:style-name="ce149"/>
          <table:table-cell table:style-name="ce165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79" office:value-type="string" calcext:value-type="string">
            <text:p>T16KJG_<text:span text:style-name="T4">TH-2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97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200" table:formula="of:=AND(ISBLANK([.$E108]);NOT(ISBLANK([.$I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4">COVAS</text:span> PTT</text:p>
          </table:table-cell>
          <table:table-cell table:style-name="ce149"/>
          <table:table-cell table:style-name="ce167" office:value-type="string" calcext:value-type="string">
            <text:p>DX28</text:p>
          </table:table-cell>
          <table:table-cell table:style-name="ce179" office:value-type="string" calcext:value-type="string">
            <text:p>T16KJG_<text:span text:style-name="T4">TH-2</text:span> [I_<text:span text:style-name="T4">M</text:span>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97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200" table:formula="of:=AND(ISBLANK([.$E110]);NOT(ISBLANK([.$I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T16KJG_<text:span text:style-name="T4">TH-2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97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200" table:formula="of:=AND(ISBLANK([.$E111]);NOT(ISBLANK([.$I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T16KJG_<text:span text:style-name="T4">TH-2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97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200" table:formula="of:=AND(ISBLANK([.$E112]);NOT(ISBLANK([.$I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Quick Power</text:p>
          </table:table-cell>
          <table:table-cell table:style-name="ce126" office:value-type="string" calcext:value-type="string">
            <text:p>AirBrake ENGAGE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L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Reset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GDN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97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200" table:formula="of:=AND(ISBLANK([.$E114]);NOT(ISBLANK([.$I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eed Brake EXTEND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b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97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200" table:formula="of:=AND(ISBLANK([.$E115]);NOT(ISBLANK([.$I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AirBrake CANCEL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Weapon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INS</text:p>
          </table:table-cell>
          <table:table-cell table:style-name="ce171" office:value-type="string" calcext:value-type="string">
            <text:p>Ship R [O_M]</text:p>
          </table:table-cell>
          <table:table-cell table:style-name="ce184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97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200" table:formula="of:=AND(ISBLANK([.$E117]);NOT(ISBLANK([.$I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eed Brake RETRAC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CTL b</text:p>
          </table:table-cell>
          <table:table-cell table:style-name="ce171" office:value-type="string" calcext:value-type="string">
            <text:p>Ship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97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200" table:formula="of:=AND(ISBLANK([.$E118]);NOT(ISBLANK([.$I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Wheel Steering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Engine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GUP</text:p>
          </table:table-cell>
          <table:table-cell table:style-name="ce171" office:value-type="string" calcext:value-type="string">
            <text:p>Ship U [O_M]</text:p>
          </table:table-cell>
          <table:table-cell table:style-name="ce184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97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200" table:formula="of:=AND(ISBLANK([.$E120]);NOT(ISBLANK([.$I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ELF OVERLOAD</text:p>
            <text:p>[Undesignate] NoseWheelSte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s</text:p>
          </table:table-cell>
          <table:table-cell table:style-name="ce171" office:value-type="string" calcext:value-type="string">
            <text:p>Ship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97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200" table:formula="of:=AND(ISBLANK([.$E121]);NOT(ISBLANK([.$I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Wheel Brake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System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HOME</text:p>
          </table:table-cell>
          <table:table-cell table:style-name="ce171" office:value-type="string" calcext:value-type="string">
            <text:p>Ship D [O_M]</text:p>
          </table:table-cell>
          <table:table-cell table:style-name="ce184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97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200" table:formula="of:=AND(ISBLANK([.$E123]);NOT(ISBLANK([.$I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33">?DX17?</text:span></text:p>
          </table:table-cell>
          <table:table-cell table:style-name="ce171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197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200" table:formula="of:=AND(ISBLANK([.$E124]);NOT(ISBLANK([.$I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Readiness</text:p>
          </table:table-cell>
          <table:table-cell table:number-columns-repeated="4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text:p>Lockouts,</text:p>
            <text:p>Accessories</text:p>
          </table:table-cell>
          <table:table-cell table:style-name="ce126" office:value-type="string" calcext:value-type="string">
            <text:p>Tool</text:p>
          </table:table-cell>
          <table:table-cell table:number-columns-repeated="2"/>
          <table:table-cell table:style-name="ce180" office:value-type="string" calcext:value-type="string">
            <text:p>Ship O_D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argo Scoo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</text:p>
          </table:table-cell>
          <table:table-cell table:style-name="ce171" office:value-type="string" calcext:value-type="string">
            <text:p>Ship L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97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200" table:formula="of:=AND(ISBLANK([.$E127]);NOT(ISBLANK([.$I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R_ALT s</text:p>
          </table:table-cell>
          <table:table-cell table:style-name="ce171" office:value-type="string" calcext:value-type="string">
            <text:p>Ship L [O_D] (l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97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200" table:formula="of:=AND(ISBLANK([.$E128]);NOT(ISBLANK([.$I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ights</text:p>
          </table:table-cell>
          <table:table-cell table:number-columns-repeated="2"/>
          <table:table-cell table:style-name="ce180" office:value-type="string" calcext:value-type="string">
            <text:p>Ship O_D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</text:p>
          </table:table-cell>
          <table:table-cell table:style-name="ce171" office:value-type="string" calcext:value-type="string">
            <text:p>Ship R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97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200" table:formula="of:=AND(ISBLANK([.$E130]);NOT(ISBLANK([.$I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Exterior Lights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</text:p>
          </table:table-cell>
          <table:table-cell table:style-name="ce171" office:value-type="string" calcext:value-type="string">
            <text:p>Ship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97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200" table:formula="of:=AND(ISBLANK([.$E131]);NOT(ISBLANK([.$I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Landing/Taxi Light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71" office:value-type="string" calcext:value-type="string">
            <text:p>Ship D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97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200" table:formula="of:=AND(ISBLANK([.$E132]);NOT(ISBLANK([.$I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Master OFF</text:p>
          </table:table-cell>
          <table:table-cell table:number-columns-repeated="2"/>
          <table:table-cell table:style-name="ce180" office:value-type="string" calcext:value-type="string">
            <text:p>Ship O_D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r</text:p>
          </table:table-cell>
          <table:table-cell table:style-name="ce171" office:value-type="string" calcext:value-type="string">
            <text:p>Ship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97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200" table:formula="of:=AND(ISBLANK([.$E134]);NOT(ISBLANK([.$I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L_ALT m</text:p>
          </table:table-cell>
          <table:table-cell table:style-name="ce171" office:value-type="string" calcext:value-type="string">
            <text:p>Ship D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97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200" table:formula="of:=AND(ISBLANK([.$E135]);NOT(ISBLANK([.$I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aster On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L_CTL m</text:p>
          </table:table-cell>
          <table:table-cell table:style-name="ce171" office:value-type="string" calcext:value-type="string">
            <text:p>Ship D [O_D] (x-l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97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200" table:formula="of:=AND(ISBLANK([.$E136]);NOT(ISBLANK([.$I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EMCON</text:p>
          </table:table-cell>
          <table:table-cell table:number-columns-repeated="2"/>
          <table:table-cell table:style-name="ce180" office:value-type="string" calcext:value-type="string">
            <text:p>Ship O_D 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7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h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97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200" table:formula="of:=AND(ISBLANK([.$E138]);NOT(ISBLANK([.$I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macro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97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200" table:formula="of:=AND(ISBLANK([.$E139]);NOT(ISBLANK([.$I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Gear</text:p>
          </table:table-cell>
          <table:table-cell table:style-name="ce126" office:value-type="string" calcext:value-type="string">
            <text:p>Drag Chute</text:p>
          </table:table-cell>
          <table:table-cell table:number-columns-repeated="2"/>
          <table:table-cell table:style-name="ce180" office:value-type="string" calcext:value-type="string">
            <text:p>Ship I_M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p</text:p>
          </table:table-cell>
          <table:table-cell table:style-name="ce171" office:value-type="string" calcext:value-type="string">
            <text:p>Ship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97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200" table:formula="of:=AND(ISBLANK([.$E141]);NOT(ISBLANK([.$I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anding Gear</text:p>
          </table:table-cell>
          <table:table-cell/>
          <table:table-cell table:style-name="ce168"/>
          <table:table-cell table:style-name="ce180" office:value-type="string" calcext:value-type="string">
            <text:p>Ship I_M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h</text:p>
          </table:table-cell>
          <table:table-cell table:style-name="ce171" office:value-type="string" calcext:value-type="string">
            <text:p>Ship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97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200" table:formula="of:=AND(ISBLANK([.$E143]);NOT(ISBLANK([.$I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g</text:p>
          </table:table-cell>
          <table:table-cell table:style-name="ce171" office:value-type="string" calcext:value-type="string">
            <text:p>Ship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97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200" table:formula="of:=AND(ISBLANK([.$E144]);NOT(ISBLANK([.$I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laps Up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M </text:span><text:span text:style-name="T37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Flaps Step Up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L_ALT f</text:p>
          </table:table-cell>
          <table:table-cell table:style-name="ce171" office:value-type="string" calcext:value-type="string">
            <text:p>Ship U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97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200" table:formula="of:=AND(ISBLANK([.$E146]);NOT(ISBLANK([.$I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laps Down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M </text:span><text:span text:style-name="T37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Flaps Step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CTL L_ALT f</text:p>
          </table:table-cell>
          <table:table-cell table:style-name="ce171" office:value-type="string" calcext:value-type="string">
            <text:p>Ship D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97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200" table:formula="of:=AND(ISBLANK([.$E148]);NOT(ISBLANK([.$I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Panels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eft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U </text:span><text:span text:style-name="T37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Nav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2</text:p>
          </table:table-cell>
          <table:table-cell table:style-name="ce171" office:value-type="string" calcext:value-type="string">
            <text:p>Ship U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97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200" table:formula="of:=AND(ISBLANK([.$E151]);NOT(ISBLANK([.$I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Right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U </text:span><text:span text:style-name="T37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nfig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3</text:p>
          </table:table-cell>
          <table:table-cell table:style-name="ce171" office:value-type="string" calcext:value-type="string">
            <text:p>Ship D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97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200" table:formula="of:=AND(ISBLANK([.$E153]);NOT(ISBLANK([.$I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Center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U </text:span><text:span text:style-name="T37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Panel Role</text:p>
          </table:table-cell>
          <table:table-cell table:style-name="ce149" office:value-type="string" calcext:value-type="string">
            <text:p>Elite Dangerous</text:p>
          </table:table-cell>
          <table:table-cell table:style-name="ce152"/>
          <table:table-cell table:style-name="ce171"/>
          <table:table-cell table:style-name="ce184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97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200" table:formula="of:=AND(ISBLANK([.$E155]);NOT(ISBLANK([.$I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Options (ESC)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SC</text:p>
          </table:table-cell>
          <table:table-cell table:style-name="ce171" office:value-type="string" calcext:value-type="string">
            <text:p>Ship L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97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200" table:formula="of:=AND(ISBLANK([.$E156]);NOT(ISBLANK([.$I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orward Panel OR View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U </text:span><text:span text:style-name="T37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1</text:p>
          </table:table-cell>
          <table:table-cell table:style-name="ce171" office:value-type="string" calcext:value-type="string">
            <text:p>Ship R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97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200" table:formula="of:=AND(ISBLANK([.$E158]);NOT(ISBLANK([.$I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Reference,</text:p>
            <text:p>Quick Nav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32">UNUSUAL DUPLICATE</text:span></text:p>
            <text:p>Waypoint Designate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D </text:span><text:span text:style-name="T37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CTL `</text:p>
          </table:table-cell>
          <table:table-cell table:style-name="ce171" office:value-type="string" calcext:value-type="string">
            <text:p>Ship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97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200" table:formula="of:=AND(ISBLANK([.$E161]);NOT(ISBLANK([.$I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waypoint designate (MDI button 14)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1" office:value-type="string" calcext:value-type="string">
            <text:p>Ship R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97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200" table:formula="of:=AND(ISBLANK([.$E162]);NOT(ISBLANK([.$I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<text:span text:style-name="T29">waypoint next (MDI button 12)</text:span>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x</text:p>
          </table:table-cell>
          <table:table-cell table:style-name="ce171" office:value-type="string" calcext:value-type="string">
            <text:p>Ship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97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200" table:formula="of:=AND(ISBLANK([.$E163]);NOT(ISBLANK([.$I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32">UNUSUAL DUPLICATE</text:span></text:p>
            <text:p>Event Mark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D </text:span><text:span text:style-name="T37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even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</text:p>
          </table:table-cell>
          <table:table-cell table:style-name="ce171" office:value-type="string" calcext:value-type="string">
            <text:p>Ship L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97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200" table:formula="of:=AND(ISBLANK([.$E165]);NOT(ISBLANK([.$I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im Kneeboard Forward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D </text:span><text:span text:style-name="T37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71" office:value-type="string" calcext:value-type="string">
            <text:p>Ship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97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200" table:formula="of:=AND(ISBLANK([.$E167]);NOT(ISBLANK([.$I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im Kneeboard Back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D </text:span><text:span text:style-name="T37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[</text:p>
          </table:table-cell>
          <table:table-cell table:style-name="ce171" office:value-type="string" calcext:value-type="string">
            <text:p>Ship U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97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200" table:formula="of:=AND(ISBLANK([.$E169]);NOT(ISBLANK([.$I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Targeting</text:p>
          </table:table-cell>
          <table:table-cell table:style-name="ce126" office:value-type="string" calcext:value-type="string">
            <text:p>Ahead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y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97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200" table:formula="of:=AND(ISBLANK([.$E171]);NOT(ISBLANK([.$I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hreat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b</text:p>
          </table:table-cell>
          <table:table-cell table:style-name="ce171" office:value-type="string" calcext:value-type="string">
            <text:p>Ship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97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200" table:formula="of:=AND(ISBLANK([.$E173]);NOT(ISBLANK([.$I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ubsystems+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s</text:p>
          </table:table-cell>
          <table:table-cell table:style-name="ce171" office:value-type="string" calcext:value-type="string">
            <text:p>Ship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97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200" table:formula="of:=AND(ISBLANK([.$E175]);NOT(ISBLANK([.$I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ubsystems-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SHIFT s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97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200" table:formula="of:=AND(ISBLANK([.$E177]);NOT(ISBLANK([.$I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Ahead (Subsystem)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Attacker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urrets+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urrets-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office:annotation draw:style-name="gr6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Cage (Generic or Missile Seeker)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c</text:p>
          </table:table-cell>
          <table:table-cell table:style-name="ce171" office:value-type="string" calcext:value-type="string">
            <text:p>Sensors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97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200" table:formula="of:=AND(ISBLANK([.$E184]);NOT(ISBLANK([.$I184])))" office:value-type="boolean" office:boolean-value="false" calcext:value-type="boolean">
            <text:p>FALSE</text:p>
          </table:table-cell>
          <table:table-cell table:style-name="ce203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203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203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203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Of Interest</text:p>
          </table:table-cell>
          <table:table-cell table:style-name="ce126" office:value-type="string" calcext:value-type="string">
            <text:p>Aft</text:p>
          </table:table-cell>
          <table:table-cell table:number-columns-repeated="2"/>
          <table:table-cell table:style-name="ce181" office:value-type="string" calcext:value-type="string">
            <text:p>Sensors I_M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.</text:p>
          </table:table-cell>
          <table:table-cell table:style-name="ce171" office:value-type="string" calcext:value-type="string">
            <text:p>Sensors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97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200" table:formula="of:=AND(ISBLANK([.$E186]);NOT(ISBLANK([.$I186])))" office:value-type="boolean" office:boolean-value="false" calcext:value-type="boolean">
            <text:p>FALSE</text:p>
          </table:table-cell>
          <table:table-cell table:style-name="ce203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203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203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203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DEPRESS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R_ALT ‘</text:p>
          </table:table-cell>
          <table:table-cell table:style-name="ce171" office:value-type="string" calcext:value-type="string">
            <text:p>Sensors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197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200" table:formula="of:=AND(ISBLANK([.$E187]);NOT(ISBLANK([.$I187])))" office:value-type="boolean" office:boolean-value="false" calcext:value-type="boolean">
            <text:p>FALSE</text:p>
          </table:table-cell>
          <table:table-cell table:style-name="ce203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203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203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203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orward</text:p>
          </table:table-cell>
          <table:table-cell table:number-columns-repeated="2"/>
          <table:table-cell table:style-name="ce181" office:value-type="string" calcext:value-type="string">
            <text:p>Sensors I_M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;</text:p>
          </table:table-cell>
          <table:table-cell table:style-name="ce171" office:value-type="string" calcext:value-type="string">
            <text:p>Sensors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197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200" table:formula="of:=AND(ISBLANK([.$E189]);NOT(ISBLANK([.$I189])))" office:value-type="boolean" office:boolean-value="false" calcext:value-type="boolean">
            <text:p>FALSE</text:p>
          </table:table-cell>
          <table:table-cell table:style-name="ce203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203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203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203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eft</text:p>
          </table:table-cell>
          <table:table-cell table:number-columns-repeated="2"/>
          <table:table-cell table:style-name="ce181" office:value-type="string" calcext:value-type="string">
            <text:p>Sensors I_M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,</text:p>
          </table:table-cell>
          <table:table-cell table:style-name="ce171" office:value-type="string" calcext:value-type="string">
            <text:p>Sensors U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97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200" table:formula="of:=AND(ISBLANK([.$E191]);NOT(ISBLANK([.$I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Right</text:p>
          </table:table-cell>
          <table:table-cell table:number-columns-repeated="2"/>
          <table:table-cell table:style-name="ce181" office:value-type="string" calcext:value-type="string">
            <text:p>Sensors I_M 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/</text:p>
          </table:table-cell>
          <table:table-cell table:style-name="ce171" office:value-type="string" calcext:value-type="string">
            <text:p>Sensors D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97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200" table:formula="of:=AND(ISBLANK([.$E193]);NOT(ISBLANK([.$I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Intelligence,</text:p>
            <text:p>Accessory</text:p>
          </table:table-cell>
          <table:table-cell table:style-name="ce148" office:value-type="string" calcext:value-type="string">
            <text:p>Variant Unique</text:p>
          </table:table-cell>
          <table:table-cell table:style-name="ce151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71" office:value-type="string" calcext:value-type="string">
            <text:p>Sensors U [I_D]</text:p>
          </table:table-cell>
          <table:table-cell table:style-name="ce184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97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200" table:formula="of:=AND(ISBLANK([.$E195]);NOT(ISBLANK([.$I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Sim – Cockpit View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71" office:value-type="string" calcext:value-type="string">
            <text:p>Sensors U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97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200" table:formula="of:=AND(ISBLANK([.$E196]);NOT(ISBLANK([.$I196])))" office:value-type="boolean" office:boolean-value="false" calcext:value-type="boolean">
            <text:p>FALSE</text:p>
          </table:table-cell>
          <table:table-cell table:style-name="ce203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03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203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03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71" office:value-type="string" calcext:value-type="string">
            <text:p>Sensors U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97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200" table:formula="of:=AND(ISBLANK([.$E197]);NOT(ISBLANK([.$I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71" office:value-type="string" calcext:value-type="string">
            <text:p>Sensors D [I_D]</text:p>
          </table:table-cell>
          <table:table-cell table:style-name="ce184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97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200" table:formula="of:=AND(ISBLANK([.$E198]);NOT(ISBLANK([.$I198])))" office:value-type="boolean" office:boolean-value="false" calcext:value-type="boolean">
            <text:p>FALSE</text:p>
          </table:table-cell>
          <table:table-cell table:style-name="ce203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03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203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03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8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50" office:value-type="string" calcext:value-type="string">
            <text:p>DCS – FA18C</text:p>
          </table:table-cell>
          <table:table-cell table:style-name="ce140" office:value-type="string" calcext:value-type="string">
            <text:p>RESERVED</text:p>
          </table:table-cell>
          <table:table-cell table:style-name="ce171" office:value-type="string" calcext:value-type="string">
            <text:p>Sensors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97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200" table:formula="of:=AND(ISBLANK([.$E199]);NOT(ISBLANK([.$I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9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71" office:value-type="string" calcext:value-type="string">
            <text:p>Sensors R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97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200" table:formula="of:=AND(ISBLANK([.$E200]);NOT(ISBLANK([.$I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MISUSE WORKAROUND</text:span></text:p>
            <text:p>Application Tab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71" office:value-type="string" calcext:value-type="string">
            <text:p>Sensors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97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200" table:formula="of:=AND(ISBLANK([.$E201]);NOT(ISBLANK([.$I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MISUSE WORKAROUND</text:span></text:p>
            <text:p><text:span text:style-name="T29">Application Page Down</text:span>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71" office:value-type="string" calcext:value-type="string">
            <text:p>Sensors L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97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200" table:formula="of:=AND(ISBLANK([.$E202]);NOT(ISBLANK([.$I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MISUSE WORKAROUND</text:span></text:p>
            <text:p>Application Tab Down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71" office:value-type="string" calcext:value-type="string">
            <text:p>a <text:s text:c="2"/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97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200" table:formula="of:=AND(ISBLANK([.$E203]);NOT(ISBLANK([.$I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D71 Commands.M70:Commands.M71 Commands.D73:Commands.D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Signaling Keybind</text:p>
          </table:table-cell>
          <table:table-cell table:style-name="ce96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0" office:value-type="string" calcext:value-type="string">
            <text:p>toggle goggles</text:p>
          </table:table-cell>
          <table:table-cell table:style-name="ce207" office:value-type="string" calcext:value-type="string">
            <text:p>R_SHIFT h</text:p>
          </table:table-cell>
          <table:table-cell table:style-name="ce213" office:value-type="string" calcext:value-type="string">
            <text:p>Primary U [O_D] (sp)</text:p>
          </table:table-cell>
          <table:table-cell table:number-columns-repeated="2"/>
          <table:table-cell table:style-name="ce184"/>
          <table:table-cell table:style-name="ce183"/>
          <table:table-cell table:style-name="ce188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225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26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29" table:formula="of:=AND(ISBLANK([.$C2]);NOT(ISBLANK([.$I2])))" office:value-type="boolean" office:boolean-value="false" calcext:value-type="boolean">
            <text:p>FALSE</text:p>
          </table:table-cell>
          <table:table-cell table:style-name="ce23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3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3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3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0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13" office:value-type="string" calcext:value-type="string">
            <text:p>Primary R [O_D]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13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40" office:value-type="string" calcext:value-type="string">
            <text:p>VR Zoom</text:p>
          </table:table-cell>
          <table:table-cell table:style-name="ce208" office:value-type="string" calcext:value-type="string">
            <text:p>R_ALT z</text:p>
          </table:table-cell>
          <table:table-cell table:style-name="ce213" office:value-type="string" calcext:value-type="string">
            <text:p>Primary U [O_D] (lp)</text:p>
          </table:table-cell>
          <table:table-cell table:number-columns-repeated="2"/>
          <table:table-cell table:style-name="ce184"/>
          <table:table-cell table:style-name="ce183"/>
          <table:table-cell table:style-name="ce188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225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226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229" table:formula="of:=AND(ISBLANK([.$C6]);NOT(ISBLANK([.$I6])))" office:value-type="boolean" office:boolean-value="false" calcext:value-type="boolean">
            <text:p>FALSE</text:p>
          </table:table-cell>
          <table:table-cell table:style-name="ce230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230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230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230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13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140"/>
          <table:table-cell table:style-name="ce208"/>
          <table:table-cell table:number-columns-repeated="17"/>
        </table:table-row>
        <table:table-row table:style-name="ro1">
          <table:table-cell table:style-name="ce140" office:value-type="string" calcext:value-type="string">
            <text:p>HMD BRT/CW/Increase (aka. ‘cueing’)</text:p>
          </table:table-cell>
          <table:table-cell table:style-name="ce209" office:value-type="string" calcext:value-type="string">
            <text:p>R_ALT h</text:p>
          </table:table-cell>
          <table:table-cell table:style-name="ce213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Throttle Designator Controller – Depress</text:p>
          </table:table-cell>
          <table:table-cell table:style-name="ce208" office:value-type="string" calcext:value-type="string">
            <office:annotation draw:style-name="gr10" draw:text-style-name="P2" svg:width="110.83pt" svg:height="98.76pt" svg:x="371.34pt" svg:y="85.49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14" office:value-type="string" calcext:value-type="string">
            <text:p><text:span text:style-name="T38">T16KJG_</text:span><text:span text:style-name="T39">TH-6</text:span><text:span text:style-name="T40"> [O_M]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hrottle Designator Controller – X</text:p>
          </table:table-cell>
          <table:table-cell table:style-name="ce210" office:value-type="string" calcext:value-type="string">
            <text:p>T16KTR_<text:span text:style-name="T4">TH-X</text:span></text:p>
          </table:table-cell>
          <table:table-cell table:style-name="ce215" office:value-type="string" calcext:value-type="string">
            <text:p>TH-X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hrottle Designator Controller – Y</text:p>
          </table:table-cell>
          <table:table-cell table:style-name="ce210" office:value-type="string" calcext:value-type="string">
            <text:p>T16KTR_<text:span text:style-name="T4">TH-Y</text:span></text:p>
          </table:table-cell>
          <table:table-cell table:style-name="ce215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40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16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hrottle Lift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224.05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84" office:value-type="string" calcext:value-type="string">
            <text:p><text:span text:style-name="T41">T16KJG_</text:span><text:span text:style-name="T42">TH-1</text:span><text:span text:style-name="T43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13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Autopilot Attitude Hold (Macro)</text:p>
          </table:table-cell>
          <table:table-cell table:style-name="ce209" office:value-type="string" calcext:value-type="string">
            <office:annotation draw:style-name="gr11" draw:text-style-name="P2" svg:width="415.93pt" svg:height="102.16pt" svg:x="373.15pt" svg:y="264.08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13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208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208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217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217" office:value-type="string" calcext:value-type="string">
            <text:p>Comm U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217" office:value-type="string" calcext:value-type="string">
            <text:p>Comm R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217" office:value-type="string" calcext:value-type="string">
            <text:p>Comm D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217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08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08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206" office:value-type="string" calcext:value-type="string">
            <text:p>Master ON</text:p>
          </table:table-cell>
          <table:table-cell table:style-name="ce208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1">
          <table:table-cell table:style-name="ce206" office:value-type="string" calcext:value-type="string">
            <text:p>Mouse Click LEFT</text:p>
          </table:table-cell>
          <table:table-cell office:value-type="string" calcext:value-type="string">
            <text:p>Mouse LEFT</text:p>
          </table:table-cell>
          <table:table-cell table:style-name="ce217" office:value-type="string" calcext:value-type="string">
            <text:p>ST-1 [D_M]</text:p>
          </table:table-cell>
          <table:table-cell table:number-columns-repeated="16"/>
        </table:table-row>
        <table:table-row table:style-name="ro1">
          <table:table-cell table:style-name="ce206" office:value-type="string" calcext:value-type="string">
            <text:p>Mouse Click RIGHT</text:p>
          </table:table-cell>
          <table:table-cell office:value-type="string" calcext:value-type="string">
            <text:p>Mouse RIGHT</text:p>
          </table:table-cell>
          <table:table-cell table:style-name="ce217" office:value-type="string" calcext:value-type="string">
            <text:p>ST-2 [D_M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use Toggle</text:p>
          </table:table-cell>
          <table:table-cell office:value-type="string" calcext:value-type="string">
            <text:p>L_ALT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08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08" office:value-type="string" calcext:value-type="string">
            <office:annotation draw:style-name="gr2" draw:text-style-name="P2" svg:width="82.18pt" svg:height="51pt" svg:x="373.15pt" svg:y="800.76pt" draw:caption-point-x="-17.29pt" draw:caption-point-y="43.71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0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23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Engine Anti-Ice On</text:p>
          </table:table-cell>
          <table:table-cell table:style-name="ce208" office:value-type="string" calcext:value-type="string">
            <text:p>R_CTL R_SHIFT g</text:p>
          </table:table-cell>
          <table:table-cell table:style-name="ce223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Engine Anti-Ice Off</text:p>
          </table:table-cell>
          <table:table-cell table:style-name="ce209" office:value-type="string" calcext:value-type="string">
            <text:p>R_ALT R_SHIFT g</text:p>
          </table:table-cell>
          <table:table-cell table:style-name="ce223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0" office:value-type="string" calcext:value-type="string">
            <text:p>Mode A/A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910.74pt" draw:caption-point-x="-17.29pt" draw:caption-point-y="48.93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23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Mode A/G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923.61pt" draw:caption-point-x="-17.29pt" draw:caption-point-y="48.87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23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40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23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24" office:value-type="string" calcext:value-type="string">
            <text:p><text:span text:style-name="T44">HOTAS - </text:span><text:span text:style-name="T45">Base O_D – </text:span><text:span text:style-name="T46">U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VR/AR Zoom</text:p>
          </table:table-cell>
          <table:table-cell table:style-name="ce208" office:value-type="string" calcext:value-type="string">
            <text:p>R_ALT z</text:p>
          </table:table-cell>
          <table:table-cell table:style-name="ce224" office:value-type="string" calcext:value-type="string">
            <text:p><text:span text:style-name="T44">HOTAS - </text:span><text:span text:style-name="T45">Base O_D – </text:span><text:span text:style-name="T46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office:annotation draw:style-name="gr3" draw:text-style-name="P2" svg:width="124.84pt" svg:height="61.68pt" svg:x="229.35pt" svg:y="1075.52pt" draw:caption-point-x="-17.29pt" draw:caption-point-y="50.54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08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0.37pt" draw:caption-point-x="-17.29pt" draw:caption-point-y="43.71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40" office:value-type="string" calcext:value-type="string">
            <text:p>Waypoint Next</text:p>
          </table:table-cell>
          <table:table-cell table:style-name="ce208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(MDI Button 5)</text:p>
          </table:table-cell>
          <table:table-cell table:style-name="ce208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Option Select Pushbutton 1 (POSN)</text:p>
          </table:table-cell>
          <table:table-cell table:style-name="ce208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ENT</text:p>
          </table:table-cell>
          <table:table-cell table:style-name="ce208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66.36pt" draw:caption-point-x="-17.29pt" draw:caption-point-y="43.71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40" office:value-type="string" calcext:value-type="string">
            <text:p>UFC Keyboard Pushbuttons</text:p>
          </table:table-cell>
          <table:table-cell table:style-name="ce208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Option Select Pushbuttons</text:p>
          </table:table-cell>
          <table:table-cell table:style-name="ce208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ENT</text:p>
          </table:table-cell>
          <table:table-cell table:style-name="ce208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CLR</text:p>
          </table:table-cell>
          <table:table-cell table:style-name="ce208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08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08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08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08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208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35.2pt" draw:caption-point-x="-17.29pt" draw:caption-point-y="43.6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08" office:value-type="string" calcext:value-type="string">
            <office:annotation draw:style-name="gr12" draw:text-style-name="P2" svg:width="82.18pt" svg:height="84.08pt" svg:x="373.15pt" svg:y="1747.96pt" draw:caption-point-x="-17.29pt" draw:caption-point-y="43.71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3" draw:text-style-name="P2" svg:width="426.19pt" svg:height="184.85pt" svg:x="373.15pt" svg:y="1773.55pt" draw:caption-point-x="-17.29pt" draw:caption-point-y="43.71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373.15pt" svg:y="1786.37pt" draw:caption-point-x="-17.29pt" draw:caption-point-y="43.71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373.15pt" svg:y="1799.15pt" draw:caption-point-x="-17.29pt" draw:caption-point-y="43.71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00"/>
          <table:table-cell table:number-columns-repeated="17"/>
        </table:table-row>
        <table:table-row table:style-name="ro1">
          <table:table-cell/>
          <table:table-cell table:style-name="ce100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 'Rough - DCS FA18C'.C61:'Rough - DCS FA18C'.C62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0" office:value-type="string" calcext:value-type="string">
            <text:p>imaging</text:p>
          </table:table-cell>
          <table:table-cell table:style-name="ce231" office:value-type="string" calcext:value-type="string">
            <text:p>L_ALT v</text:p>
          </table:table-cell>
          <table:table-cell table:style-name="ce232" office:value-type="string" calcext:value-type="string">
            <text:p>Primary U [O_D]</text:p>
          </table:table-cell>
          <table:table-cell table:number-columns-repeated="2"/>
          <table:table-cell table:style-name="ce184"/>
          <table:table-cell table:style-name="ce183"/>
          <table:table-cell table:style-name="ce188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235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3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38" table:formula="of:=AND(ISBLANK([.$C2]);NOT(ISBLANK([.$I2])))" office:value-type="boolean" office:boolean-value="false" calcext:value-type="boolean">
            <text:p>FALSE</text:p>
          </table:table-cell>
          <table:table-cell table:style-name="ce239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39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39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39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0" office:value-type="string" calcext:value-type="string">
            <text:p>hud</text:p>
          </table:table-cell>
          <table:table-cell table:style-name="ce231" office:value-type="string" calcext:value-type="string">
            <text:p>R_ALT v</text:p>
          </table:table-cell>
          <table:table-cell table:style-name="ce232" office:value-type="string" calcext:value-type="string">
            <text:p>Primary D [O_D]</text:p>
          </table:table-cell>
          <table:table-cell table:number-columns-repeated="2"/>
          <table:table-cell table:style-name="ce184"/>
          <table:table-cell table:style-name="ce183"/>
          <table:table-cell table:style-name="ce188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235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237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38" table:formula="of:=AND(ISBLANK([.$C3]);NOT(ISBLANK([.$I3])))" office:value-type="boolean" office:boolean-value="false" calcext:value-type="boolean">
            <text:p>FALSE</text:p>
          </table:table-cell>
          <table:table-cell table:style-name="ce239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39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39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39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232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33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33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33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33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33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33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33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33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1.86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232" office:value-type="string" calcext:value-type="string">
            <text:p>Primary U [O_U]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232" office:value-type="string" calcext:value-type="string">
            <text:p>Primary D [O_U]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232" office:value-type="string" calcext:value-type="string">
            <text:p>Primary L [O_U]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232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34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47">HOTAS - </text:span><text:span text:style-name="T48">Base O_D - </text:span><text:span text:style-name="T49">U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47">HOTAS - </text:span><text:span text:style-name="T48">Base O_D – </text:span><text:span text:style-name="T49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office:annotation draw:style-name="gr3" draw:text-style-name="P2" svg:width="124.84pt" svg:height="61.68pt" svg:x="214.89pt" svg:y="620.59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20" table:default-cell-style-name="ce218"/>
        <table:table-column table:style-name="co21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23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62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62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Primary I_M</text:p>
          </table:table-cell>
          <table:table-cell office:value-type="string" calcext:value-type="string">
            <text:p><text:span text:style-name="T9">Variant unique hat</text:span>. A10C Data Management.</text:p>
          </table:table-cell>
        </table:table-row>
        <table:table-row table:style-name="ro1">
          <table:table-cell table:style-name="ce162" office:value-type="string" calcext:value-type="string">
            <text:p>Primary I_U</text:p>
          </table:table-cell>
          <table:table-cell office:value-type="string" calcext:value-type="string">
            <text:p><text:span text:style-name="T9">Variant unique hat</text:span>. A10C Target Management.</text:p>
          </table:table-cell>
        </table:table-row>
        <table:table-row table:style-name="ro1">
          <table:table-cell table:style-name="ce162" office:value-type="string" calcext:value-type="string">
            <text:p>Primary I_D</text:p>
          </table:table-cell>
          <table:table-cell office:value-type="string" calcext:value-type="string">
            <text:p><text:span text:style-name="T50">Variant unique buttons</text:span><text:span text:style-name="T51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62"/>
          <table:table-cell/>
        </table:table-row>
        <table:table-row table:style-name="ro1">
          <table:table-cell table:style-name="ce162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23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62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62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9">Variant unique buttons.</text:span><text:span text:style-name="T11"> F5E RADAR Resume. A10C China Hat</text:span></text:p>
          </table:table-cell>
        </table:table-row>
        <table:table-row table:style-name="ro1">
          <table:table-cell table:style-name="ce162" office:value-type="string" calcext:value-type="string">
            <text:p>Sensors I_D</text:p>
          </table:table-cell>
          <table:table-cell office:value-type="string" calcext:value-type="string">
            <text:p><text:span text:style-name="T9">Variant unique buttons. Intelligence. Accessories. Detailed updated reference.</text:span><text:span text:style-name="T11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77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33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77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7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33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77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23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62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9">Variant Unique Hat. </text:span><text:span text:style-name="T11">A10C Master Mode. FA18C AA, A/G Mode.</text:span></text:p>
          </table:table-cell>
        </table:table-row>
        <table:table-row table:style-name="ro1">
          <table:table-cell table:style-name="ce162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62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62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23" office:value-type="string" calcext:value-type="string">
            <office:annotation draw:style-name="gr15" draw:text-style-name="P2" svg:width="118.06pt" svg:height="70.58pt" svg:x="105.3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97" office:value-type="string" calcext:value-type="string">
            <text:p>Variant unique buttons.<text:span text:style-name="T11"> FA18C FCS bit.</text:span></text:p>
          </table:table-cell>
        </table:table-row>
        <table:table-row table:style-name="ro1">
          <table:table-cell table:style-name="ce181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81" office:value-type="string" calcext:value-type="string">
            <text:p>Base O_D</text:p>
          </table:table-cell>
          <table:table-cell office:value-type="string" calcext:value-type="string">
            <text:p><text:span text:style-name="T9">Profile specific </text:span><text:span text:style-name="T11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23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81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81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23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81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81" office:value-type="string" calcext:value-type="string">
            <text:p>TH-1 O_D</text:p>
          </table:table-cell>
          <table:table-cell office:value-type="string" calcext:value-type="string">
            <text:p><text:span text:style-name="T9">Variant unique button.</text:span> FA18C Throttle Lift.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TH-1 I_M</text:p>
          </table:table-cell>
          <table:table-cell office:value-type="string" calcext:value-type="string">
            <office:annotation draw:style-name="gr16" draw:text-style-name="P2" svg:width="138.73pt" svg:height="39.63pt" svg:x="626.4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81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81" office:value-type="string" calcext:value-type="string">
            <text:p>TH-1 I_D</text:p>
          </table:table-cell>
          <table:table-cell table:style-name="ce97" office:value-type="string" calcext:value-type="string">
            <text:p><text:span text:style-name="T52">Variant unique button.</text:span><text:span text:style-name="T53"> F5E Pitch Damper Cutoff. F22 Thrust Vectoring Disable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776.66pt" draw:caption-point-x="-17.29pt" draw:caption-point-y="42.8pt">
              <dc:date>2020-01-30T00:00:00</dc:date>
              <text:p text:style-name="P1"><text:span text:style-name="T1">Preferably simulator only or part of a context sensitive menu system.</text:span></text:p>
            </office:annotation>
            <text:p>DX-1 O_D</text:p>
          </table:table-cell>
          <table:table-cell office:value-type="string" calcext:value-type="string">
            <text:p>Mouse LEFT Click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789.48pt" draw:caption-point-x="-17.29pt" draw:caption-point-y="42.8pt">
              <dc:date>2020-01-30T00:00:00</dc:date>
              <text:p text:style-name="P1"><text:span text:style-name="T1">See above comment.</text:span></text:p>
            </office:annotation>
            <text:p>DX-2 O_D</text:p>
          </table:table-cell>
          <table:table-cell office:value-type="string" calcext:value-type="string">
            <text:p>Mouse RIGHT Cli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latform</text:p>
          </table:table-cell>
          <table:table-cell/>
        </table:table-row>
        <table:table-row table:style-name="ro1">
          <table:table-cell office:value-type="string" calcext:value-type="string">
            <text:p>R_Alt Back</text:p>
          </table:table-cell>
          <table:table-cell office:value-type="string" calcext:value-type="string">
            <text:p>Internal. Transmit desktop video to headset computer, or reset headset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105.3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2" draw:text-style-name="P2" svg:width="82.18pt" svg:height="84.08pt" svg:x="825.5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3" draw:text-style-name="P2" svg:width="426.19pt" svg:height="184.85pt" svg:x="825.5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825.5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<text:span text:style-name="T29">R_WIN [[!L_SHIFT][R_SHIFT][!L_ALT][!R_ALT</text:span>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825.5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![L_ALT][!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3" draw:text-style-name="P2" svg:width="82.18pt" svg:height="61.68pt" svg:x="825.59pt" svg:y="1096.67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82.18pt" svg:height="151.26pt" svg:x="825.59pt" svg:y="1109.48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82.18pt" svg:height="151.26pt" svg:x="825.59pt" svg:y="1122.26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L_Win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6" draw:text-style-name="P2" svg:width="82.18pt" svg:height="95.27pt" svg:x="825.59pt" svg:y="1135.08pt" draw:caption-point-x="-17.29pt" draw:caption-point-y="42.8pt">
              <dc:date>2019-12-10T00:00:00</dc:date>
              <text:p text:style-name="P1"><text:span text:style-name="T1">Specific desktop window selection.</text:span></text:p>
              <text:p text:style-name="P1"><text:span text:style-name="T1"/></text:p>
              <text:p text:style-name="P1"><text:span text:style-name="T1">Possible conflicts with unimportant defaults.</text:span></text:p>
            </office:annotation>
            <text:p>L_Win F1-F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160.67pt" draw:caption-point-x="-17.29pt" draw:caption-point-y="42.8pt">
              <dc:date>2020-02-24T00:00:00</dc:date>
              <text:p text:style-name="P1"><text:span text:style-name="T1">Internal use – panel control ONLY. Conflicts NOT expected.</text:span></text:p>
            </office:annotation>
            <text:p>PANEL</text:p>
          </table:table-cell>
          <table:table-cell office:value-type="string" calcext:value-type="string">
            <office:annotation draw:style-name="gr3" draw:text-style-name="P2" svg:width="82.18pt" svg:height="61.68pt" svg:x="825.59pt" svg:y="1160.67pt" draw:caption-point-x="-17.29pt" draw:caption-point-y="42.8pt">
              <dc:date>2020-02-24T00:00:00</dc:date>
              <text:p text:style-name="P1"><text:span text:style-name="T1">Similar functionality to Alt+Tab – previous/next window.</text:span></text:p>
            </office:annotation>
            <text:p>L_Win Left, L_Win Right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office:annotation draw:style-name="gr12" draw:text-style-name="P2" svg:width="82.18pt" svg:height="84.08pt" svg:x="105.39pt" svg:y="1275.87pt" draw:caption-point-x="-17.29pt" draw:caption-point-y="42.8pt">
              <dc:date>2019-12-28T00:00:00</dc:date>
              <text:p text:style-name="P1"><text:span text:style-name="T1">MFD most commonly interacted with by user. NOT standby HUD repeater or similar.</text:span></text:p>
            </office:annotation>
            <text:p>User MFD</text:p>
          </table:table-cell>
          <table:table-cell office:value-type="string" calcext:value-type="string">
            <office:annotation draw:style-name="gr18" draw:text-style-name="P2" svg:width="190.03pt" svg:height="103.32pt" svg:x="825.59pt" svg:y="1275.87pt" draw:caption-point-x="-17.29pt" draw:caption-point-y="42.8pt">
              <dc:date>2019-12-28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a-z</text:p>
          </table:table-cell>
        </table:table-row>
        <table:table-row table:style-name="ro1">
          <table:table-cell office:value-type="string" calcext:value-type="string">
            <office:annotation draw:style-name="gr19" draw:text-style-name="P2" svg:width="82.18pt" svg:height="106.47pt" svg:x="105.39pt" svg:y="1288.66pt" draw:caption-point-x="-17.29pt" draw:caption-point-y="42.8pt">
              <dc:date>2019-12-28T00:00:00</dc:date>
              <text:p text:style-name="P1"><text:span text:style-name="T1">Only if not same as User MFD.</text:span></text:p>
              <text:p text:style-name="P1"><text:span text:style-name="T1"/></text:p>
              <text:p text:style-name="P1"><text:span text:style-name="T1">Keybinds must be specifically directed at Kneeboard MFD (ie. not GLOBAL).</text:span></text:p>
            </office:annotation>
            <text:p>Kneeboard MFD</text:p>
          </table:table-cell>
          <table:table-cell office:value-type="string" calcext:value-type="string">
            <office:annotation draw:style-name="gr18" draw:text-style-name="P2" svg:width="190.03pt" svg:height="103.32pt" svg:x="825.59pt" svg:y="1288.66pt" draw:caption-point-x="-17.29pt" draw:caption-point-y="42.8pt">
              <dc:date>2020-01-03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<text:span text:style-name="T29">R_WIN L_</text:span>SHIFT a-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82.18pt" svg:height="95.27pt" svg:x="105.39pt" svg:y="1314.26pt" draw:caption-point-x="-17.29pt" draw:caption-point-y="42.8pt">
              <dc:date>2019-12-30T00:00:00</dc:date>
              <text:p text:style-name="P1"><text:span text:style-name="T1">May or may not require GLOBAL reservation. Keybinds should only be sent to development workstations if possible.</text:span></text:p>
            </office:annotation>
            <text:p>Activities</text:p>
          </table:table-cell>
          <table:table-cell office:value-type="string" calcext:value-type="string">
            <office:annotation draw:style-name="gr12" draw:text-style-name="P2" svg:width="82.18pt" svg:height="84.08pt" svg:x="825.59pt" svg:y="1314.26pt" draw:caption-point-x="-17.29pt" draw:caption-point-y="42.8pt">
              <dc:date>2020-01-03T00:00:00</dc:date>
              <text:p text:style-name="P1"><text:span text:style-name="T1">Expected to require 7+ keybinds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0-9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1480.68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45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244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45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44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44"/>
          <table:table-cell table:number-columns-repeated="1022"/>
        </table:table-row>
        <table:table-row table:style-name="ro1">
          <table:table-cell table:style-name="ce244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244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45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44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44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244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169"/>
        <table:table-column table:style-name="co6" table:default-cell-style-name="ce183"/>
        <table:table-column table:style-name="co7" table:default-cell-style-name="ce183"/>
        <table:table-column table:style-name="co7" table:default-cell-style-name="ce188"/>
        <table:table-column table:style-name="co7" table:number-columns-repeated="3" table:default-cell-style-name="Default"/>
        <table:table-column table:style-name="co7" table:default-cell-style-name="ce168"/>
        <table:table-column table:style-name="co8" table:number-columns-repeated="2" table:default-cell-style-name="ce122"/>
        <table:table-column table:style-name="co8" table:default-cell-style-name="ce168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95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122"/>
          <table:covered-table-cell table:number-columns-repeated="4"/>
          <table:table-cell table:style-name="ce95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122"/>
          <table:covered-table-cell/>
          <table:table-cell table:style-name="ce194" office:value-type="string" calcext:value-type="string" table:number-columns-spanned="7" table:number-rows-spanned="1">
            <text:p>Discrepancy</text:p>
          </table:table-cell>
          <table:covered-table-cell table:style-name="ce194"/>
          <table:covered-table-cell table:style-name="ce95"/>
          <table:covered-table-cell table:style-name="ce202"/>
          <table:covered-table-cell table:number-columns-repeated="3" table:style-name="ce205"/>
          <table:table-cell table:style-name="ce122" table:number-columns-repeated="45"/>
        </table:table-row>
        <table:table-row table:style-name="ro1">
          <table:table-cell table:style-name="ce96" office:value-type="string" calcext:value-type="string">
            <text:p>Category</text:p>
          </table:table-cell>
          <table:table-cell table:style-name="ce96" office:value-type="string" calcext:value-type="string">
            <office:annotation draw:style-name="gr20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96" office:value-type="string" calcext:value-type="string">
            <text:p>Variant</text:p>
          </table:table-cell>
          <table:table-cell table:style-name="ce96" office:value-type="string" calcext:value-type="string">
            <text:p>Input Keybind</text:p>
          </table:table-cell>
          <table:table-cell table:style-name="ce170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Present</text:p>
          </table:table-cell>
          <table:table-cell table:style-name="ce96" office:value-type="string" calcext:value-type="string">
            <text:p>Missing</text:p>
          </table:table-cell>
          <table:table-cell table:style-name="ce190" office:value-type="string" calcext:value-type="string">
            <text:p>Degrade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96" office:value-type="string" calcext:value-type="string">
            <text:p>MFD</text:p>
          </table:table-cell>
          <table:table-cell table:style-name="ce96"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250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51" table:formula="of:=AND(ISBLANK([.$E3]);NOT(ISBLANK([.$I3])))" office:value-type="boolean" office:boolean-value="false" calcext:value-type="boolean">
            <text:p>FALSE</text:p>
          </table:table-cell>
          <table:table-cell table:style-name="ce252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52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52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52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250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51" table:formula="of:=AND(ISBLANK([.$E4]);NOT(ISBLANK([.$I4])))" office:value-type="boolean" office:boolean-value="false" calcext:value-type="boolean">
            <text:p>FALSE</text:p>
          </table:table-cell>
          <table:table-cell table:style-name="ce252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52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52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52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250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51" table:formula="of:=AND(ISBLANK([.$E5]);NOT(ISBLANK([.$I5])))" office:value-type="boolean" office:boolean-value="false" calcext:value-type="boolean">
            <text:p>FALSE</text:p>
          </table:table-cell>
          <table:table-cell table:style-name="ce252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52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52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52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250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51" table:formula="of:=AND(ISBLANK([.$E7]);NOT(ISBLANK([.$I7])))" office:value-type="boolean" office:boolean-value="false" calcext:value-type="boolean">
            <text:p>FALSE</text:p>
          </table:table-cell>
          <table:table-cell table:style-name="ce252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52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52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52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250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51" table:formula="of:=AND(ISBLANK([.$E8]);NOT(ISBLANK([.$I8])))" office:value-type="boolean" office:boolean-value="false" calcext:value-type="boolean">
            <text:p>FALSE</text:p>
          </table:table-cell>
          <table:table-cell table:style-name="ce252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52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52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52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250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51" table:formula="of:=AND(ISBLANK([.$E11]);NOT(ISBLANK([.$I11])))" office:value-type="boolean" office:boolean-value="false" calcext:value-type="boolean">
            <text:p>FALSE</text:p>
          </table:table-cell>
          <table:table-cell table:style-name="ce252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52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52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52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250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251" table:formula="of:=AND(ISBLANK([.$E12]);NOT(ISBLANK([.$I12])))" office:value-type="boolean" office:boolean-value="false" calcext:value-type="boolean">
            <text:p>FALSE</text:p>
          </table:table-cell>
          <table:table-cell table:style-name="ce252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252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252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252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250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51" table:formula="of:=AND(ISBLANK([.$E14]);NOT(ISBLANK([.$I14])))" office:value-type="boolean" office:boolean-value="false" calcext:value-type="boolean">
            <text:p>FALSE</text:p>
          </table:table-cell>
          <table:table-cell table:style-name="ce252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52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52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52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250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51" table:formula="of:=AND(ISBLANK([.$E16]);NOT(ISBLANK([.$I16])))" office:value-type="boolean" office:boolean-value="false" calcext:value-type="boolean">
            <text:p>FALSE</text:p>
          </table:table-cell>
          <table:table-cell table:style-name="ce252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52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52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52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5" table:number-rows-repeated="2">
          <table:table-cell table:number-columns-repeated="5"/>
          <table:table-cell table:style-name="ce184"/>
          <table:table-cell table:number-columns-repeated="7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84"/>
          <table:table-cell table:number-columns-repeated="7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84"/>
          <table:table-cell table:number-columns-repeated="7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247" office:value-type="string" calcext:value-type="string">
            <text:p>T16KTR_TH<text:span text:style-name="T4">-H3R</text:span> [I_M]</text:p>
          </table:table-cell>
          <table:table-cell table:style-name="ce184"/>
          <table:table-cell table:number-columns-repeated="6"/>
          <table:table-cell table:style-name="Default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246"/>
          <table:table-cell/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250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251" table:formula="of:=AND(ISBLANK([.$E30]);NOT(ISBLANK([.$I30])))" office:value-type="boolean" office:boolean-value="true" calcext:value-type="boolean">
            <text:p>TRUE</text:p>
          </table:table-cell>
          <table:table-cell table:style-name="ce252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252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52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52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21:35:16.367949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20-02-24T21:36:32.376032340</dc:date>
    <meta:editing-duration>P11DT10H26M41S</meta:editing-duration>
    <meta:editing-cycles>924</meta:editing-cycles>
    <meta:document-statistic meta:table-count="6" meta:cell-count="2219" meta:object-count="0"/>
  </office:meta>
</office:document-meta>
</file>